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70000005A2CBC253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61cm" svg:height="1.936cm" svg:x="1cm" svg:y="1.064cm">
          <draw:image xlink:href="Pictures/10000000000000770000005A2CBC2538.jpg" xlink:type="simple" xlink:show="embed" xlink:actuate="onLoad">
            <text:p/>
          </draw:image>
        </draw:frame>
        <draw:frame draw:style-name="gr2" draw:text-style-name="P2" draw:layer="layout" svg:width="10cm" svg:height="1.673cm" svg:x="3.5cm" svg:y="1.227cm">
          <draw:text-box>
            <text:p text:style-name="P2"><text:span text:style-name="T1">Tree length exceeds the capacity</text:span></text:p>
            <text:p text:style-name="P2"><text:span text:style-name="T1">limit for this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amlook</meta:initial-creator>
    <meta:creation-date>2008-12-01T10:39:06</meta:creation-date>
    <dc:creator>namlook</dc:creator>
    <dc:date>2008-12-01T10:42:44</dc:date>
    <meta:editing-cycles>1</meta:editing-cycles>
    <meta:editing-duration>PT3M4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